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s Sans" svg:font-family="'Liberations Sans'" style:font-family-generic="swiss"/>
    <style:font-face style:name="Andale Mono" svg:font-family="'Andale Mono'" style:font-pitch="fixed"/>
    <style:font-face style:name="TeX Gyre Cursor" svg:font-family="'TeX Gyre Cursor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Essays1743" svg:font-family="Essays1743" style:font-pitch="variable"/>
    <style:font-face style:name="Fanwood" svg:font-family="Fanwood" style:font-pitch="variable"/>
    <style:font-face style:name="Gillius ADF No2" svg:font-family="'Gillius ADF No2'" style:font-pitch="variable"/>
    <style:font-face style:name="Goudy Bookletter 1911" svg:font-family="'Goudy Bookletter 1911'" style:font-pitch="variable"/>
    <style:font-face style:name="Inknut Antiqua" svg:font-family="'Inknut Antiqua'" style:font-pitch="variable"/>
    <style:font-face style:name="Junction" svg:font-family="Junction" style:font-pitch="variable"/>
    <style:font-face style:name="League Spartan" svg:font-family="'League Spartan'" style:font-pitch="variable"/>
    <style:font-face style:name="Libre Baskerville" svg:font-family="'Libre Baskerville'" style:font-pitch="variable"/>
    <style:font-face style:name="Libre Bodoni v2002" svg:font-family="'Libre Bodoni v2002'" style:font-pitch="variable"/>
    <style:font-face style:name="Libre Franklin" svg:font-family="'Libre Franklin'" style:font-pitch="variable"/>
    <style:font-face style:name="OFL Sorts Mill Goudy" svg:font-family="'OFL Sorts Mill Goudy'" style:font-pitch="variable"/>
    <style:font-face style:name="Playfair Display" svg:font-family="'Playfair Display'" style:font-pitch="variable"/>
    <style:font-face style:name="Playfair Display SC" svg:font-family="'Playfair Display SC'" style:font-pitch="variable"/>
    <style:font-face style:name="Raleway" svg:font-family="Raleway" style:font-pitch="variable"/>
    <style:font-face style:name="TeX Gyre Adventor" svg:font-family="'TeX Gyre Adventor'" style:font-pitch="variable"/>
    <style:font-face style:name="TeX Gyre Bonum" svg:font-family="'TeX Gyre Bonum'" style:font-pitch="variable"/>
    <style:font-face style:name="TeX Gyre Heros" svg:font-family="'TeX Gyre Heros'" style:font-pitch="variable"/>
    <style:font-face style:name="TeX Gyre Pagella" svg:font-family="'TeX Gyre Pagella'" style:font-pitch="variable"/>
    <style:font-face style:name="TeX Gyre Schola" svg:font-family="'TeX Gyre Schola'" style:font-pitch="variable"/>
    <style:font-face style:name="TeX Gyre Termes" svg:font-family="'TeX Gyre Termes'" style:font-pitch="variable"/>
    <style:font-face style:name="Trocchi" svg:font-family="Trocch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League Gothic" svg:font-family="'League Gothic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2.999cm" style:rel-column-width="7646*"/>
    </style:style>
    <style:style style:name="Table1.B" style:family="table-column">
      <style:table-column-properties style:column-width="8.701cm" style:rel-column-width="22188*"/>
    </style:style>
    <style:style style:name="Table1.C" style:family="table-column">
      <style:table-column-properties style:column-width="5.41cm" style:rel-column-width="13795*"/>
    </style:style>
    <style:style style:name="Table1.D" style:family="table-column">
      <style:table-column-properties style:column-width="4.586cm" style:rel-column-width="11694*"/>
    </style:style>
    <style:style style:name="Table1.E" style:family="table-column">
      <style:table-column-properties style:column-width="4.004cm" style:rel-column-width="1021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1.E10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1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Endnote">
      <style:text-properties officeooo:rsid="00160259" officeooo:paragraph-rsid="00160259"/>
    </style:style>
    <style:style style:name="P2" style:family="paragraph" style:parent-style-name="Endnote">
      <style:text-properties officeooo:rsid="00164383" officeooo:paragraph-rsid="00164383"/>
    </style:style>
    <style:style style:name="P3" style:family="paragraph" style:parent-style-name="Endnote">
      <style:text-properties officeooo:rsid="0016b28c" officeooo:paragraph-rsid="0016b28c"/>
    </style:style>
    <style:style style:name="P4" style:family="paragraph" style:parent-style-name="Endnote">
      <style:text-properties officeooo:rsid="0016e8a5" officeooo:paragraph-rsid="0016e8a5"/>
    </style:style>
    <style:style style:name="P5" style:family="paragraph" style:parent-style-name="Endnote">
      <style:text-properties officeooo:rsid="00191b34" officeooo:paragraph-rsid="00191b34"/>
    </style:style>
    <style:style style:name="P6" style:family="paragraph" style:parent-style-name="Endnote">
      <style:text-properties officeooo:rsid="0021c58d" officeooo:paragraph-rsid="0021c58d"/>
    </style:style>
    <style:style style:name="P7" style:family="paragraph" style:parent-style-name="Endnote">
      <style:text-properties officeooo:rsid="0025f908" officeooo:paragraph-rsid="0025f908"/>
    </style:style>
    <style:style style:name="P8" style:family="paragraph" style:parent-style-name="Endnote">
      <style:text-properties officeooo:rsid="002dea0d" officeooo:paragraph-rsid="002dea0d"/>
    </style:style>
    <style:style style:name="P9" style:family="paragraph" style:parent-style-name="Endnote">
      <style:text-properties officeooo:rsid="0010098e" officeooo:paragraph-rsid="0010098e"/>
    </style:style>
    <style:style style:name="P10" style:family="paragraph" style:parent-style-name="Endnote">
      <style:text-properties officeooo:rsid="00323722" officeooo:paragraph-rsid="00323722"/>
    </style:style>
    <style:style style:name="P11" style:family="paragraph" style:parent-style-name="Endnote">
      <style:text-properties officeooo:rsid="0018be53" officeooo:paragraph-rsid="0018be53"/>
    </style:style>
    <style:style style:name="P12" style:family="paragraph" style:parent-style-name="Endnote">
      <style:text-properties officeooo:rsid="0016ec0f" officeooo:paragraph-rsid="0016ec0f"/>
    </style:style>
    <style:style style:name="P13" style:family="paragraph" style:parent-style-name="Endnote">
      <style:text-properties officeooo:rsid="00387281" officeooo:paragraph-rsid="00387281"/>
    </style:style>
    <style:style style:name="P14" style:family="paragraph" style:parent-style-name="Endnote">
      <style:text-properties officeooo:rsid="003e31f3" officeooo:paragraph-rsid="003e31f3"/>
    </style:style>
    <style:style style:name="P15" style:family="paragraph" style:parent-style-name="Standard">
      <style:text-properties fo:font-size="12pt" officeooo:rsid="000fcbe2" officeooo:paragraph-rsid="000fcbe2" style:font-size-asian="12pt" style:font-size-complex="12pt"/>
    </style:style>
    <style:style style:name="P16" style:family="paragraph" style:parent-style-name="Standard">
      <style:text-properties fo:font-size="12pt" officeooo:rsid="0010098e" officeooo:paragraph-rsid="0010098e" style:font-size-asian="12pt" style:font-size-complex="12pt"/>
    </style:style>
    <style:style style:name="P17" style:family="paragraph" style:parent-style-name="Standard">
      <style:text-properties style:font-name="Liberation Sans" fo:font-size="12pt" officeooo:rsid="00164383" officeooo:paragraph-rsid="002d11e0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Playfair Display SC" fo:font-size="18pt" officeooo:rsid="000fcbe2" officeooo:paragraph-rsid="000fcbe2" style:font-size-asian="18pt" style:font-size-complex="18pt"/>
    </style:style>
    <style:style style:name="P19" style:family="paragraph" style:parent-style-name="Standard">
      <style:text-properties style:font-name="Liberations Sans" fo:font-size="10pt" officeooo:paragraph-rsid="003a9177" style:font-size-asian="10pt" style:font-size-complex="10pt"/>
    </style:style>
    <style:style style:name="P20" style:family="paragraph" style:parent-style-name="Standard">
      <style:text-properties style:font-name="Liberations Sans" fo:font-size="10pt" fo:font-weight="normal" officeooo:rsid="0036db58" officeooo:paragraph-rsid="003a9177" style:font-name-asian="Liberation Sans1" style:font-size-asian="10pt" style:font-weight-asian="normal" style:font-name-complex="Liberation Sans1" style:font-size-complex="10pt" style:font-weight-complex="normal"/>
    </style:style>
    <style:style style:name="P21" style:family="paragraph" style:parent-style-name="Table_20_Contents">
      <style:text-properties style:font-name="Liberation Sans" fo:font-size="12pt" fo:font-weight="bold" officeooo:rsid="000fcbe2" officeooo:paragraph-rsid="000fcbe2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Liberation Sans" fo:font-size="12pt" fo:font-weight="bold" officeooo:rsid="000fcbe2" officeooo:paragraph-rsid="00282dc2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" fo:font-size="12pt" fo:font-weight="bold" officeooo:rsid="001203d9" officeooo:paragraph-rsid="001203d9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" fo:font-size="12pt" fo:font-weight="bold" officeooo:rsid="001459d4" officeooo:paragraph-rsid="001459d4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" fo:font-size="12pt" fo:font-weight="bold" officeooo:rsid="0016ec0f" officeooo:paragraph-rsid="0016ec0f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" fo:font-size="12pt" fo:font-weight="bold" officeooo:rsid="001bce45" officeooo:paragraph-rsid="001bce45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style:font-name="Liberation Sans" fo:font-size="12pt" fo:font-weight="bold" officeooo:rsid="002d516d" officeooo:paragraph-rsid="002d516d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style:font-name="Liberation Sans" fo:font-size="12pt" fo:font-weight="bold" officeooo:rsid="0010098e" officeooo:paragraph-rsid="0010098e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style:font-name="Liberation Sans" fo:font-size="12pt" fo:font-weight="bold" officeooo:rsid="0010098e" officeooo:paragraph-rsid="0029f267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style:font-name="Liberation Sans" fo:font-size="12pt" fo:font-weight="bold" officeooo:rsid="0023afe8" officeooo:paragraph-rsid="0023afe8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style:font-name="Liberation Sans" fo:font-size="12pt" fo:font-weight="bold" officeooo:rsid="002057ee" officeooo:paragraph-rsid="002057ee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style:font-name="Liberation Sans" fo:font-size="12pt" style:font-size-asian="12pt" style:font-size-complex="12pt"/>
    </style:style>
    <style:style style:name="P33" style:family="paragraph" style:parent-style-name="Table_20_Contents">
      <style:text-properties style:font-name="Liberation Sans" fo:font-size="12pt" officeooo:rsid="000fcbe2" officeooo:paragraph-rsid="000fcbe2" style:font-size-asian="12pt" style:font-size-complex="12pt"/>
    </style:style>
    <style:style style:name="P34" style:family="paragraph" style:parent-style-name="Table_20_Contents">
      <style:text-properties style:font-name="Liberation Sans" fo:font-size="12pt" officeooo:rsid="0016ec0f" officeooo:paragraph-rsid="0016ec0f" style:font-size-asian="12pt" style:font-size-complex="12pt"/>
    </style:style>
    <style:style style:name="P35" style:family="paragraph" style:parent-style-name="Table_20_Contents">
      <style:text-properties style:font-name="Liberation Sans" fo:font-size="12pt" officeooo:rsid="0016ec0f" officeooo:paragraph-rsid="003b0d7b" style:font-size-asian="12pt" style:font-size-complex="12pt"/>
    </style:style>
    <style:style style:name="P36" style:family="paragraph" style:parent-style-name="Table_20_Contents">
      <style:text-properties style:font-name="Liberation Sans" fo:font-size="12pt" officeooo:rsid="001bce45" officeooo:paragraph-rsid="001bce45" style:font-size-asian="12pt" style:font-size-complex="12pt"/>
    </style:style>
    <style:style style:name="P37" style:family="paragraph" style:parent-style-name="Table_20_Contents">
      <style:text-properties style:font-name="Liberation Sans" fo:font-size="12pt" officeooo:rsid="001bce45" officeooo:paragraph-rsid="002d11e0" style:font-size-asian="12pt" style:font-size-complex="12pt"/>
    </style:style>
    <style:style style:name="P38" style:family="paragraph" style:parent-style-name="Table_20_Contents">
      <style:text-properties style:font-name="Liberation Sans" fo:font-size="12pt" officeooo:rsid="001b4257" officeooo:paragraph-rsid="001b4257" style:font-size-asian="12pt" style:font-size-complex="12pt"/>
    </style:style>
    <style:style style:name="P39" style:family="paragraph" style:parent-style-name="Table_20_Contents">
      <style:text-properties style:font-name="Liberation Sans" fo:font-size="12pt" officeooo:rsid="001b4257" officeooo:paragraph-rsid="0021b360" style:font-size-asian="12pt" style:font-size-complex="12pt"/>
    </style:style>
    <style:style style:name="P40" style:family="paragraph" style:parent-style-name="Table_20_Contents">
      <style:text-properties style:font-name="Liberation Sans" fo:font-size="12pt" officeooo:rsid="001b4257" officeooo:paragraph-rsid="0023afe8" style:font-size-asian="12pt" style:font-size-complex="12pt"/>
    </style:style>
    <style:style style:name="P41" style:family="paragraph" style:parent-style-name="Table_20_Contents">
      <style:text-properties style:font-name="Liberation Sans" fo:font-size="12pt" officeooo:rsid="001b4257" officeooo:paragraph-rsid="003b0d7b" style:font-size-asian="12pt" style:font-size-complex="12pt"/>
    </style:style>
    <style:style style:name="P42" style:family="paragraph" style:parent-style-name="Table_20_Contents">
      <style:text-properties style:font-name="Liberation Sans" fo:font-size="12pt" officeooo:rsid="001b4257" officeooo:paragraph-rsid="002d11e0" style:font-size-asian="12pt" style:font-size-complex="12pt"/>
    </style:style>
    <style:style style:name="P43" style:family="paragraph" style:parent-style-name="Table_20_Contents">
      <style:text-properties style:font-name="Liberation Sans" fo:font-size="12pt" officeooo:rsid="001203d9" officeooo:paragraph-rsid="001203d9" style:font-size-asian="12pt" style:font-size-complex="12pt"/>
    </style:style>
    <style:style style:name="P44" style:family="paragraph" style:parent-style-name="Table_20_Contents">
      <style:text-properties style:font-name="Liberation Sans" fo:font-size="12pt" officeooo:rsid="001203d9" officeooo:paragraph-rsid="0036db58" style:font-size-asian="12pt" style:font-size-complex="12pt"/>
    </style:style>
    <style:style style:name="P45" style:family="paragraph" style:parent-style-name="Table_20_Contents">
      <style:text-properties style:font-name="Liberation Sans" fo:font-size="12pt" officeooo:rsid="001459d4" officeooo:paragraph-rsid="001459d4" style:font-size-asian="12pt" style:font-size-complex="12pt"/>
    </style:style>
    <style:style style:name="P46" style:family="paragraph" style:parent-style-name="Table_20_Contents">
      <style:text-properties style:font-name="Liberation Sans" fo:font-size="12pt" officeooo:rsid="001459d4" officeooo:paragraph-rsid="002ee7bd" style:font-size-asian="12pt" style:font-size-complex="12pt"/>
    </style:style>
    <style:style style:name="P47" style:family="paragraph" style:parent-style-name="Table_20_Contents">
      <style:text-properties style:font-name="Liberation Sans" fo:font-size="12pt" officeooo:rsid="0021c58d" officeooo:paragraph-rsid="0021c58d" style:font-size-asian="12pt" style:font-size-complex="12pt"/>
    </style:style>
    <style:style style:name="P48" style:family="paragraph" style:parent-style-name="Table_20_Contents">
      <style:text-properties style:font-name="Liberation Sans" fo:font-size="12pt" officeooo:rsid="00185993" officeooo:paragraph-rsid="00185993" style:font-size-asian="12pt" style:font-size-complex="12pt"/>
    </style:style>
    <style:style style:name="P49" style:family="paragraph" style:parent-style-name="Table_20_Contents">
      <style:text-properties style:font-name="Liberation Sans" fo:font-size="12pt" officeooo:rsid="0014033b" officeooo:paragraph-rsid="0014033b" style:font-size-asian="12pt" style:font-size-complex="12pt"/>
    </style:style>
    <style:style style:name="P50" style:family="paragraph" style:parent-style-name="Table_20_Contents">
      <style:text-properties style:font-name="Liberation Sans" fo:font-size="12pt" officeooo:rsid="0014033b" officeooo:paragraph-rsid="002d11e0" style:font-size-asian="12pt" style:font-size-complex="12pt"/>
    </style:style>
    <style:style style:name="P51" style:family="paragraph" style:parent-style-name="Table_20_Contents">
      <style:text-properties style:font-name="Liberation Sans" fo:font-size="12pt" officeooo:rsid="001576bf" officeooo:paragraph-rsid="001576bf" style:font-size-asian="12pt" style:font-size-complex="12pt"/>
    </style:style>
    <style:style style:name="P52" style:family="paragraph" style:parent-style-name="Table_20_Contents">
      <style:text-properties style:font-name="Liberation Sans" fo:font-size="12pt" officeooo:rsid="001576bf" officeooo:paragraph-rsid="002d11e0" style:font-size-asian="12pt" style:font-size-complex="12pt"/>
    </style:style>
    <style:style style:name="P53" style:family="paragraph" style:parent-style-name="Table_20_Contents">
      <style:text-properties style:font-name="Liberation Sans" fo:font-size="12pt" officeooo:rsid="001576bf" officeooo:paragraph-rsid="001a065b" style:font-size-asian="12pt" style:font-size-complex="12pt"/>
    </style:style>
    <style:style style:name="P54" style:family="paragraph" style:parent-style-name="Table_20_Contents">
      <style:text-properties style:font-name="Liberation Sans" fo:font-size="12pt" officeooo:rsid="001576bf" officeooo:paragraph-rsid="00282dc2" style:font-size-asian="12pt" style:font-size-complex="12pt"/>
    </style:style>
    <style:style style:name="P55" style:family="paragraph" style:parent-style-name="Table_20_Contents">
      <style:text-properties style:font-name="Liberation Sans" fo:font-size="12pt" officeooo:rsid="001ca314" officeooo:paragraph-rsid="001ca314" style:font-size-asian="12pt" style:font-size-complex="12pt"/>
    </style:style>
    <style:style style:name="P56" style:family="paragraph" style:parent-style-name="Table_20_Contents">
      <style:text-properties style:font-name="Liberation Sans" fo:font-size="12pt" officeooo:rsid="0016b28c" officeooo:paragraph-rsid="0016b28c" style:font-size-asian="12pt" style:font-size-complex="12pt"/>
    </style:style>
    <style:style style:name="P57" style:family="paragraph" style:parent-style-name="Table_20_Contents">
      <style:text-properties style:font-name="Liberation Sans" fo:font-size="12pt" officeooo:rsid="0010098e" officeooo:paragraph-rsid="0010098e" style:font-size-asian="12pt" style:font-size-complex="12pt"/>
    </style:style>
    <style:style style:name="P58" style:family="paragraph" style:parent-style-name="Table_20_Contents">
      <style:text-properties style:font-name="Liberation Sans" fo:font-size="12pt" officeooo:rsid="0010098e" officeooo:paragraph-rsid="0036db58" style:font-size-asian="12pt" style:font-size-complex="12pt"/>
    </style:style>
    <style:style style:name="P59" style:family="paragraph" style:parent-style-name="Table_20_Contents">
      <style:text-properties style:font-name="Liberation Sans" fo:font-size="12pt" officeooo:rsid="001a065b" officeooo:paragraph-rsid="001a065b" style:font-size-asian="12pt" style:font-size-complex="12pt"/>
    </style:style>
    <style:style style:name="P60" style:family="paragraph" style:parent-style-name="Table_20_Contents">
      <style:text-properties style:font-name="Liberation Sans" fo:font-size="12pt" officeooo:rsid="00160259" officeooo:paragraph-rsid="00160259" style:font-size-asian="12pt" style:font-size-complex="12pt"/>
    </style:style>
    <style:style style:name="P61" style:family="paragraph" style:parent-style-name="Table_20_Contents">
      <style:text-properties style:font-name="Liberation Sans" fo:font-size="12pt" officeooo:rsid="0023afe8" officeooo:paragraph-rsid="0023afe8" style:font-size-asian="12pt" style:font-size-complex="12pt"/>
    </style:style>
    <style:style style:name="P62" style:family="paragraph" style:parent-style-name="Table_20_Contents">
      <style:text-properties style:font-name="Liberation Sans" fo:font-size="12pt" officeooo:rsid="0023afe8" officeooo:paragraph-rsid="002d516d" style:font-size-asian="12pt" style:font-size-complex="12pt"/>
    </style:style>
    <style:style style:name="P63" style:family="paragraph" style:parent-style-name="Table_20_Contents">
      <style:text-properties style:font-name="Liberation Sans" fo:font-size="12pt" officeooo:rsid="002057ee" officeooo:paragraph-rsid="002057ee" style:font-size-asian="12pt" style:font-size-complex="12pt"/>
    </style:style>
    <style:style style:name="P64" style:family="paragraph" style:parent-style-name="Table_20_Contents">
      <style:text-properties style:font-name="Liberation Sans" fo:font-size="12pt" officeooo:rsid="0021b360" officeooo:paragraph-rsid="0021b360" style:font-size-asian="12pt" style:font-size-complex="12pt"/>
    </style:style>
    <style:style style:name="P65" style:family="paragraph" style:parent-style-name="Table_20_Contents">
      <style:text-properties style:font-name="Liberation Sans" fo:font-size="12pt" officeooo:rsid="00294a58" officeooo:paragraph-rsid="00294a58" style:font-size-asian="12pt" style:font-size-complex="12pt"/>
    </style:style>
    <style:style style:name="P66" style:family="paragraph" style:parent-style-name="Table_20_Contents">
      <style:text-properties style:font-name="Liberation Sans" fo:font-size="12pt" officeooo:rsid="0029f267" officeooo:paragraph-rsid="002d11e0" style:font-size-asian="12pt" style:font-size-complex="12pt"/>
    </style:style>
    <style:style style:name="P67" style:family="paragraph" style:parent-style-name="Table_20_Contents">
      <style:text-properties style:font-name="Liberation Sans" fo:font-size="12pt" officeooo:rsid="002be5ac" officeooo:paragraph-rsid="002d11e0" style:font-size-asian="12pt" style:font-size-complex="12pt"/>
    </style:style>
    <style:style style:name="P68" style:family="paragraph" style:parent-style-name="Table_20_Contents">
      <style:text-properties style:font-name="Liberation Sans" fo:font-size="12pt" officeooo:rsid="002be5ac" officeooo:paragraph-rsid="002be5ac" style:font-size-asian="12pt" style:font-size-complex="12pt"/>
    </style:style>
    <style:style style:name="P69" style:family="paragraph" style:parent-style-name="Table_20_Contents">
      <style:text-properties style:font-name="Liberation Sans" fo:font-size="12pt" officeooo:rsid="002d11e0" officeooo:paragraph-rsid="002d11e0" style:font-size-asian="12pt" style:font-size-complex="12pt"/>
    </style:style>
    <style:style style:name="P70" style:family="paragraph" style:parent-style-name="Table_20_Contents">
      <style:text-properties style:font-name="Liberation Sans" fo:font-size="12pt" officeooo:rsid="002d516d" officeooo:paragraph-rsid="002d516d" style:font-size-asian="12pt" style:font-size-complex="12pt"/>
    </style:style>
    <style:style style:name="P71" style:family="paragraph" style:parent-style-name="Table_20_Contents">
      <style:text-properties style:font-name="Liberation Sans" fo:font-size="12pt" officeooo:rsid="002d516d" officeooo:paragraph-rsid="002dea0d" style:font-size-asian="12pt" style:font-size-complex="12pt"/>
    </style:style>
    <style:style style:name="P72" style:family="paragraph" style:parent-style-name="Table_20_Contents">
      <style:text-properties style:font-name="Liberation Sans" fo:font-size="12pt" officeooo:rsid="001f7479" officeooo:paragraph-rsid="001f7479" style:font-size-asian="12pt" style:font-size-complex="12pt"/>
    </style:style>
    <style:style style:name="P73" style:family="paragraph" style:parent-style-name="Table_20_Contents">
      <style:text-properties style:font-name="Liberation Sans" fo:font-size="12pt" officeooo:rsid="001a878b" officeooo:paragraph-rsid="001a878b" style:font-size-asian="12pt" style:font-size-complex="12pt"/>
    </style:style>
    <style:style style:name="P74" style:family="paragraph" style:parent-style-name="Table_20_Contents">
      <style:text-properties style:font-name="Liberation Sans" fo:font-size="12pt" officeooo:rsid="00191b34" officeooo:paragraph-rsid="00191b34" style:font-size-asian="12pt" style:font-size-complex="12pt"/>
    </style:style>
    <style:style style:name="P75" style:family="paragraph" style:parent-style-name="Table_20_Contents">
      <style:text-properties style:font-name="Liberation Sans" fo:font-size="12pt" officeooo:rsid="00323722" officeooo:paragraph-rsid="00323722" style:font-size-asian="12pt" style:font-size-complex="12pt"/>
    </style:style>
    <style:style style:name="P76" style:family="paragraph" style:parent-style-name="Table_20_Contents">
      <style:text-properties style:font-name="Liberation Sans" fo:font-size="12pt" officeooo:rsid="0034272a" officeooo:paragraph-rsid="0034272a" style:font-size-asian="12pt" style:font-size-complex="12pt"/>
    </style:style>
    <style:style style:name="P77" style:family="paragraph" style:parent-style-name="Table_20_Contents">
      <style:text-properties style:font-name="Liberation Sans" fo:font-size="12pt" officeooo:rsid="0035d62c" officeooo:paragraph-rsid="0035d62c" style:font-size-asian="12pt" style:font-size-complex="12pt"/>
    </style:style>
    <style:style style:name="P78" style:family="paragraph" style:parent-style-name="Table_20_Contents">
      <style:text-properties style:font-name="Liberation Sans" fo:font-size="12pt" officeooo:rsid="0018be53" officeooo:paragraph-rsid="0018be53" style:font-size-asian="12pt" style:font-size-complex="12pt"/>
    </style:style>
    <style:style style:name="P79" style:family="paragraph" style:parent-style-name="Table_20_Contents">
      <style:text-properties style:font-name="Liberation Sans" fo:font-size="12pt" officeooo:rsid="0036db58" officeooo:paragraph-rsid="0036db58" style:font-size-asian="12pt" style:font-size-complex="12pt"/>
    </style:style>
    <style:style style:name="P80" style:family="paragraph" style:parent-style-name="Table_20_Contents">
      <style:text-properties style:font-name="Liberation Sans" fo:font-size="12pt" officeooo:rsid="00387281" officeooo:paragraph-rsid="00387281" style:font-size-asian="12pt" style:font-size-complex="12pt"/>
    </style:style>
    <style:style style:name="P81" style:family="paragraph" style:parent-style-name="Table_20_Contents">
      <style:text-properties style:font-name="Liberation Sans" fo:font-size="12pt" officeooo:rsid="003b0d7b" officeooo:paragraph-rsid="003b0d7b" style:font-size-asian="12pt" style:font-size-complex="12pt"/>
    </style:style>
    <style:style style:name="P82" style:family="paragraph" style:parent-style-name="Table_20_Contents">
      <style:text-properties style:font-name="Liberation Sans" fo:font-size="12pt" officeooo:rsid="003d8feb" officeooo:paragraph-rsid="003d8feb" style:font-size-asian="12pt" style:font-size-complex="12pt"/>
    </style:style>
    <style:style style:name="P83" style:family="paragraph" style:parent-style-name="Table_20_Contents">
      <style:text-properties style:font-name="Liberation Sans" fo:font-size="12pt" officeooo:rsid="003e31f3" officeooo:paragraph-rsid="003e31f3" style:font-size-asian="12pt" style:font-size-complex="12pt"/>
    </style:style>
    <style:style style:name="P84" style:family="paragraph" style:parent-style-name="Table_20_Contents">
      <style:text-properties style:font-name="Liberation Sans" fo:font-size="12pt" fo:font-style="italic" officeooo:rsid="00367bbb" officeooo:paragraph-rsid="00367bbb" style:font-size-asian="12pt" style:font-style-asian="italic" style:font-size-complex="12pt" style:font-style-complex="italic"/>
    </style:style>
    <style:style style:name="P85" style:family="paragraph" style:parent-style-name="Table_20_Contents">
      <style:text-properties style:font-name="Liberation Sans" fo:font-size="12pt" fo:font-style="italic" fo:font-weight="bold" officeooo:rsid="0029f267" officeooo:paragraph-rsid="0029f267" style:font-size-asian="12pt" style:font-style-asian="italic" style:font-weight-asian="bold" style:font-size-complex="12pt" style:font-style-complex="italic" style:font-weight-complex="bold"/>
    </style:style>
    <style:style style:name="P86" style:family="paragraph" style:parent-style-name="Table_20_Contents">
      <style:text-properties style:font-name="Liberation Sans" fo:font-size="12pt" fo:font-weight="normal" officeooo:rsid="0030b5d9" officeooo:paragraph-rsid="0030b5d9" style:font-size-asian="12pt" style:font-weight-asian="normal" style:font-size-complex="12pt" style:font-weight-complex="normal"/>
    </style:style>
    <style:style style:name="P87" style:family="paragraph" style:parent-style-name="Table_20_Contents">
      <style:text-properties style:font-name="Liberation Sans" fo:font-size="12pt" fo:font-weight="normal" officeooo:rsid="002d516d" officeooo:paragraph-rsid="002d516d" style:font-size-asian="12pt" style:font-weight-asian="normal" style:font-size-complex="12pt" style:font-weight-complex="normal"/>
    </style:style>
    <style:style style:name="P88" style:family="paragraph" style:parent-style-name="Table_20_Contents">
      <style:text-properties officeooo:paragraph-rsid="0025f908"/>
    </style:style>
    <style:style style:name="P89" style:family="paragraph" style:parent-style-name="Table_20_Contents">
      <style:text-properties style:font-name="Playfair Display" fo:font-size="12pt" officeooo:rsid="003e31f3" officeooo:paragraph-rsid="003e31f3" style:font-size-asian="12pt" style:font-size-complex="12pt"/>
    </style:style>
    <style:style style:name="P90" style:family="paragraph" style:parent-style-name="Table_20_Contents">
      <style:text-properties style:font-name="Liberation Sans" fo:font-size="12pt" officeooo:rsid="001a878b" officeooo:paragraph-rsid="0023afe8" style:font-size-asian="12pt" style:font-size-complex="12pt"/>
    </style:style>
    <style:style style:name="P91" style:family="paragraph" style:parent-style-name="Table_20_Contents">
      <style:text-properties style:font-name="Liberation Sans" fo:font-size="12pt" officeooo:rsid="0047c0e6" officeooo:paragraph-rsid="0047c0e6" style:font-size-asian="12pt" style:font-size-complex="12pt"/>
    </style:style>
    <style:style style:name="P92" style:family="paragraph" style:parent-style-name="Table_20_Contents">
      <style:text-properties style:font-name="Liberation Sans" fo:font-size="12pt" officeooo:rsid="00164383" officeooo:paragraph-rsid="00164383" style:font-size-asian="12pt" style:font-size-complex="12pt"/>
    </style:style>
    <style:style style:name="P93" style:family="paragraph" style:parent-style-name="Table_20_Contents">
      <style:text-properties style:font-name="Liberation Sans" fo:font-size="12pt" officeooo:rsid="0029f267" officeooo:paragraph-rsid="002d11e0" style:font-size-asian="12pt" style:font-size-complex="12pt"/>
    </style:style>
    <style:style style:name="P94" style:family="paragraph" style:parent-style-name="Table_20_Contents">
      <style:text-properties style:font-name="Liberation Sans" fo:font-size="12pt" officeooo:rsid="00481309" officeooo:paragraph-rsid="00481309" style:font-size-asian="12pt" style:font-size-complex="12pt"/>
    </style:style>
    <style:style style:name="P95" style:family="paragraph" style:parent-style-name="Table_20_Contents">
      <style:text-properties style:font-name="Liberation Sans" fo:font-size="12pt" officeooo:rsid="003e31f3" officeooo:paragraph-rsid="003e31f3" style:font-size-asian="12pt" style:font-size-complex="12pt"/>
    </style:style>
    <style:style style:name="P96" style:family="paragraph" style:parent-style-name="Table_20_Contents">
      <style:text-properties style:font-name="Liberation Sans" fo:font-size="12pt" officeooo:rsid="0025f908" officeooo:paragraph-rsid="002d11e0" style:font-size-asian="12pt" style:font-size-complex="12pt"/>
    </style:style>
    <style:style style:name="P97" style:family="paragraph" style:parent-style-name="Table_20_Contents">
      <style:text-properties style:font-name="Liberation Sans" fo:font-size="12pt" officeooo:rsid="00185993" officeooo:paragraph-rsid="002be5ac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6b28c"/>
    </style:style>
    <style:style style:name="T3" style:family="text">
      <style:text-properties style:text-position="super 58%" officeooo:rsid="0016ec0f"/>
    </style:style>
    <style:style style:name="T4" style:family="text">
      <style:text-properties style:text-position="super 58%" officeooo:rsid="001a878b"/>
    </style:style>
    <style:style style:name="T5" style:family="text">
      <style:text-properties style:text-position="super 58%" style:font-name="Liberation Sans" fo:font-size="12pt" officeooo:rsid="001b4257" style:font-size-asian="12pt" style:font-size-complex="12pt"/>
    </style:style>
    <style:style style:name="T6" style:family="text">
      <style:text-properties officeooo:rsid="001203d9"/>
    </style:style>
    <style:style style:name="T7" style:family="text">
      <style:text-properties officeooo:rsid="0014033b"/>
    </style:style>
    <style:style style:name="T8" style:family="text">
      <style:text-properties officeooo:rsid="0016b28c"/>
    </style:style>
    <style:style style:name="T9" style:family="text">
      <style:text-properties officeooo:rsid="0016e8a5"/>
    </style:style>
    <style:style style:name="T10" style:family="text">
      <style:text-properties officeooo:rsid="0016ec0f"/>
    </style:style>
    <style:style style:name="T11" style:family="text">
      <style:text-properties officeooo:rsid="00185993"/>
    </style:style>
    <style:style style:name="T12" style:family="text">
      <style:text-properties officeooo:rsid="0018be53"/>
    </style:style>
    <style:style style:name="T13" style:family="text">
      <style:text-properties officeooo:rsid="001a878b"/>
    </style:style>
    <style:style style:name="T14" style:family="text">
      <style:text-properties fo:font-style="normal" officeooo:rsid="001b4257" style:font-style-asian="normal" style:font-style-complex="normal"/>
    </style:style>
    <style:style style:name="T15" style:family="text">
      <style:text-properties fo:font-style="normal" officeooo:rsid="0029f267" style:font-style-asian="normal" style:font-style-complex="normal"/>
    </style:style>
    <style:style style:name="T16" style:family="text">
      <style:text-properties fo:font-style="normal" officeooo:rsid="002d11e0" style:font-style-asian="normal" style:font-style-complex="normal"/>
    </style:style>
    <style:style style:name="T17" style:family="text">
      <style:text-properties fo:font-style="normal" officeooo:rsid="001a878b" style:font-style-asian="normal" style:font-style-complex="normal"/>
    </style:style>
    <style:style style:name="T18" style:family="text">
      <style:text-properties fo:font-style="normal" officeooo:rsid="001ca314" style:font-style-asian="normal" style:font-style-complex="normal"/>
    </style:style>
    <style:style style:name="T19" style:family="text">
      <style:text-properties fo:font-style="normal" officeooo:rsid="0036db58" style:font-style-asian="normal" style:font-style-complex="normal"/>
    </style:style>
    <style:style style:name="T20" style:family="text">
      <style:text-properties fo:font-style="normal" officeooo:rsid="0025f908" style:font-style-asian="normal" style:font-style-complex="normal"/>
    </style:style>
    <style:style style:name="T21" style:family="text">
      <style:text-properties fo:font-style="normal" officeooo:rsid="001e9860" style:font-style-asian="normal" style:font-style-complex="normal"/>
    </style:style>
    <style:style style:name="T22" style:family="text">
      <style:text-properties fo:font-style="normal" officeooo:rsid="0047c0e6" style:font-style-asian="normal" style:font-style-complex="normal"/>
    </style:style>
    <style:style style:name="T23" style:family="text">
      <style:text-properties fo:font-style="normal" officeooo:rsid="0047e952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ca314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b4257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beecb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b0d7b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7c0e6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a9177" fo:background-color="#c0c0c0" loext:char-shading-value="0" style:font-name-asian="Liberation Sans1" style:font-style-asian="normal" style:font-weight-asian="normal" style:font-name-complex="Liberation Sans1" style:font-style-complex="normal" style:font-weight-complex="normal"/>
    </style:style>
    <style:style style:name="T31" style:family="text">
      <style:text-properties fo:font-style="normal" fo:font-weight="normal" officeooo:rsid="003a9177" style:font-name-asian="Liberation Sans1" style:font-style-asian="normal" style:font-weight-asian="normal" style:font-name-complex="Liberation Sans1" style:font-style-complex="normal" style:font-weight-complex="normal"/>
    </style:style>
    <style:style style:name="T32" style:family="text">
      <style:text-properties fo:font-style="normal" officeooo:rsid="0036db58" style:font-name-asian="Liberation Serif1" style:font-style-asian="normal" style:font-name-complex="Liberation Serif1" style:font-style-complex="normal"/>
    </style:style>
    <style:style style:name="T33" style:family="text">
      <style:text-properties fo:font-style="normal" officeooo:rsid="0036db58" style:font-name-asian="Noto Sans CJK SC" style:font-style-asian="normal" style:font-name-complex="Lohit Devanagari" style:font-style-complex="normal"/>
    </style:style>
    <style:style style:name="T34" style:family="text">
      <style:text-properties officeooo:rsid="001bce45"/>
    </style:style>
    <style:style style:name="T35" style:family="text">
      <style:text-properties officeooo:rsid="001ca314"/>
    </style:style>
    <style:style style:name="T36" style:family="text">
      <style:text-properties officeooo:rsid="001d30f5"/>
    </style:style>
    <style:style style:name="T37" style:family="text">
      <style:text-properties officeooo:rsid="002057ee"/>
    </style:style>
    <style:style style:name="T38" style:family="text">
      <style:text-properties officeooo:rsid="0021b360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29f267" style:font-weight-asian="normal" style:font-weight-complex="normal"/>
    </style:style>
    <style:style style:name="T41" style:family="text">
      <style:text-properties fo:font-weight="normal" officeooo:rsid="002dea0d" style:font-weight-asian="normal" style:font-weight-complex="normal"/>
    </style:style>
    <style:style style:name="T42" style:family="text">
      <style:text-properties fo:font-weight="normal" officeooo:rsid="003e31f3" style:font-weight-asian="normal" style:font-weight-complex="normal"/>
    </style:style>
    <style:style style:name="T43" style:family="text">
      <style:text-properties fo:font-weight="normal" officeooo:rsid="0023afe8" style:font-name-asian="Liberation Sans1" style:font-weight-asian="normal" style:font-name-complex="Liberation Sans1" style:font-weight-complex="normal"/>
    </style:style>
    <style:style style:name="T44" style:family="text">
      <style:text-properties fo:font-weight="normal" officeooo:rsid="0036db58" style:font-name-asian="Liberation Sans1" style:font-weight-asian="normal" style:font-name-complex="Liberation Sans1" style:font-weight-complex="normal"/>
    </style:style>
    <style:style style:name="T45" style:family="text">
      <style:text-properties fo:font-weight="normal" officeooo:rsid="000fcbe2" style:font-name-asian="Liberation Sans1" style:font-weight-asian="normal" style:font-name-complex="Liberation Sans1" style:font-weight-complex="normal"/>
    </style:style>
    <style:style style:name="T46" style:family="text">
      <style:text-properties fo:font-weight="normal" officeooo:rsid="0047c0e6" style:font-name-asian="Liberation Sans1" style:font-weight-asian="normal" style:font-name-complex="Liberation Sans1" style:font-weight-complex="normal"/>
    </style:style>
    <style:style style:name="T47" style:family="text">
      <style:text-properties style:font-name="Liberation Sans1" fo:font-style="normal" fo:font-weight="normal" officeooo:rsid="0036db58" style:font-name-asian="Liberation Sans1" style:font-style-asian="normal" style:font-weight-asian="normal" style:font-name-complex="Liberation Sans1" style:font-style-complex="normal" style:font-weight-complex="normal"/>
    </style:style>
    <style:style style:name="T48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style:font-name-asian="Liberation Sans1" style:font-name-complex="Liberation Sans1"/>
    </style:style>
    <style:style style:name="T50" style:family="text">
      <style:text-properties officeooo:rsid="0023afe8" style:font-name-asian="Liberation Sans1" style:font-name-complex="Liberation Sans1"/>
    </style:style>
    <style:style style:name="T51" style:family="text">
      <style:text-properties officeooo:rsid="0025f908" style:font-name-asian="Liberation Sans1" style:font-name-complex="Liberation Sans1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191b34" style:font-weight-asian="bold" style:font-weight-complex="bold"/>
    </style:style>
    <style:style style:name="T54" style:family="text">
      <style:text-properties fo:font-weight="bold" officeooo:rsid="0043b1fe" style:font-weight-asian="bold" style:font-weight-complex="bold"/>
    </style:style>
    <style:style style:name="T55" style:family="text">
      <style:text-properties officeooo:rsid="00282dc2"/>
    </style:style>
    <style:style style:name="T56" style:family="text">
      <style:text-properties officeooo:rsid="000fcbe2"/>
    </style:style>
    <style:style style:name="T57" style:family="text">
      <style:text-properties officeooo:rsid="00294a58"/>
    </style:style>
    <style:style style:name="T58" style:family="text">
      <style:text-properties officeooo:rsid="002d11e0"/>
    </style:style>
    <style:style style:name="T59" style:family="text">
      <style:text-properties officeooo:rsid="002d516d"/>
    </style:style>
    <style:style style:name="T60" style:family="text">
      <style:text-properties officeooo:rsid="0030b5d9"/>
    </style:style>
    <style:style style:name="T61" style:family="text">
      <style:text-properties officeooo:rsid="0035d62c"/>
    </style:style>
    <style:style style:name="T62" style:family="text">
      <style:text-properties officeooo:rsid="003667a0"/>
    </style:style>
    <style:style style:name="T63" style:family="text">
      <style:text-properties officeooo:rsid="00367bbb"/>
    </style:style>
    <style:style style:name="T64" style:family="text">
      <style:text-properties officeooo:rsid="0036db58"/>
    </style:style>
    <style:style style:name="T65" style:family="text">
      <style:text-properties officeooo:rsid="0037944f"/>
    </style:style>
    <style:style style:name="T66" style:family="text">
      <style:text-properties fo:font-style="italic" officeooo:rsid="001a878b" style:font-style-asian="italic" style:font-style-complex="italic"/>
    </style:style>
    <style:style style:name="T67" style:family="text">
      <style:text-properties officeooo:rsid="003a9177"/>
    </style:style>
    <style:style style:name="T68" style:family="text">
      <style:text-properties style:font-name="Essays1743"/>
    </style:style>
    <style:style style:name="T69" style:family="text">
      <style:text-properties style:font-name="Fanwood"/>
    </style:style>
    <style:style style:name="T70" style:family="text">
      <style:text-properties style:font-name="Liberation Serif"/>
    </style:style>
    <style:style style:name="T71" style:family="text">
      <style:text-properties style:font-name="Libre Baskerville"/>
    </style:style>
    <style:style style:name="T72" style:family="text">
      <style:text-properties style:font-name="Trocchi"/>
    </style:style>
    <style:style style:name="T73" style:family="text">
      <style:text-properties style:font-name="Libre Bodoni v2002"/>
    </style:style>
    <style:style style:name="T74" style:family="text">
      <style:text-properties style:font-name="Liberation Mono" fo:font-size="12pt" officeooo:rsid="0025f908" style:font-size-asian="12pt" style:font-size-complex="12pt"/>
    </style:style>
    <style:style style:name="T75" style:family="text">
      <style:text-properties style:font-name="Courier New"/>
    </style:style>
    <style:style style:name="T76" style:family="text">
      <style:text-properties style:font-name="Courier New" officeooo:rsid="002d516d"/>
    </style:style>
    <style:style style:name="T77" style:family="text">
      <style:text-properties style:font-name="Trebuchet MS"/>
    </style:style>
    <style:style style:name="T78" style:family="text">
      <style:text-properties style:font-name="Verdana"/>
    </style:style>
    <style:style style:name="T79" style:family="text">
      <style:text-properties style:font-name="Verdana" officeooo:rsid="00294a58"/>
    </style:style>
    <style:style style:name="T80" style:family="text">
      <style:text-properties style:font-name="Junction"/>
    </style:style>
    <style:style style:name="T81" style:family="text">
      <style:text-properties style:font-name="Impact"/>
    </style:style>
    <style:style style:name="T82" style:family="text">
      <style:text-properties style:font-name="Georgia"/>
    </style:style>
    <style:style style:name="T83" style:family="text">
      <style:text-properties style:font-name="Georgia" officeooo:rsid="00282dc2"/>
    </style:style>
    <style:style style:name="T84" style:family="text">
      <style:text-properties style:font-name="Times New Roman"/>
    </style:style>
    <style:style style:name="T85" style:family="text">
      <style:text-properties style:font-name="Times New Roman" officeooo:rsid="0018be53"/>
    </style:style>
    <style:style style:name="T86" style:family="text">
      <style:text-properties style:font-name="Arial"/>
    </style:style>
    <style:style style:name="T87" style:family="text">
      <style:text-properties style:font-name="Arial Black"/>
    </style:style>
    <style:style style:name="T88" style:family="text">
      <style:text-properties style:font-name="DejaVu Sans"/>
    </style:style>
    <style:style style:name="T89" style:family="text">
      <style:text-properties style:font-name="Andale Mono"/>
    </style:style>
    <style:style style:name="T90" style:family="text">
      <style:text-properties style:font-name="Andale Mono" officeooo:rsid="0025f908"/>
    </style:style>
    <style:style style:name="T91" style:family="text">
      <style:text-properties style:font-name="Goudy Bookletter 1911"/>
    </style:style>
    <style:style style:name="T92" style:family="text">
      <style:text-properties style:font-name="League Gothic"/>
    </style:style>
    <style:style style:name="T93" style:family="text">
      <style:text-properties style:font-name="League Spartan"/>
    </style:style>
    <style:style style:name="T94" style:family="text">
      <style:text-properties style:font-name="OFL Sorts Mill Goudy"/>
    </style:style>
    <style:style style:name="T95" style:family="text">
      <style:text-properties style:font-name="Libre Franklin"/>
    </style:style>
    <style:style style:name="T96" style:family="text">
      <style:text-properties style:font-name="Inknut Antiqua"/>
    </style:style>
    <style:style style:name="T97" style:family="text">
      <style:text-properties officeooo:rsid="00450ff4"/>
    </style:style>
    <style:style style:name="T98" style:family="text">
      <style:text-properties style:font-name="Raleway"/>
    </style:style>
    <style:style style:name="T99" style:family="text">
      <style:text-properties officeooo:rsid="0047c0e6"/>
    </style:style>
    <style:style style:name="T100" style:family="text">
      <style:text-properties style:font-name="Gillius ADF No2" style:font-name-asian="Liberation Sans1" style:font-name-complex="Liberation Sans1"/>
    </style:style>
    <style:style style:name="T101" style:family="text">
      <style:text-properties style:font-name="Gillius ADF No2" officeooo:rsid="0023afe8" style:font-name-asian="Liberation Sans1" style:font-name-complex="Liberation Sans1"/>
    </style:style>
    <style:style style:name="T102" style:family="text">
      <style:text-properties style:font-name="Liberation Sans1" style:font-name-asian="Liberation Sans1" style:font-name-complex="Liberation Sans1"/>
    </style:style>
    <style:style style:name="T103" style:family="text">
      <style:text-properties style:font-name="Liberation Sans1" officeooo:rsid="0047e952" style:font-name-asian="Liberation Sans1" style:font-name-complex="Liberation Sans1"/>
    </style:style>
    <style:style style:name="T104" style:family="text">
      <style:text-properties style:font-name="Liberation Sans1" officeooo:rsid="00481309" style:font-name-asian="Liberation Sans1" style:font-name-complex="Liberation Sans1"/>
    </style:style>
    <style:style style:name="T105" style:family="text">
      <style:text-properties style:font-name="TeX Gyre Heros"/>
    </style:style>
    <style:style style:name="T106" style:family="text">
      <style:text-properties style:font-name="TeX Gyre Termes"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style:font-name="TeX Gyre Termes" fo:font-style="normal" fo:font-weight="normal" officeooo:rsid="001ca314" style:font-style-asian="normal" style:font-weight-asian="normal" style:font-style-complex="normal" style:font-weight-complex="normal"/>
    </style:style>
    <style:style style:name="T108" style:family="text">
      <style:text-properties style:font-name="TeX Gyre Cursor"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style:font-name="TeX Gyre Cursor" fo:font-style="normal" fo:font-weight="normal" officeooo:rsid="001ca314" style:font-style-asian="normal" style:font-weight-asian="normal" style:font-style-complex="normal" style:font-weight-complex="normal"/>
    </style:style>
    <style:style style:name="T110" style:family="text">
      <style:text-properties style:font-name="TeX Gyre Adventor"/>
    </style:style>
    <style:style style:name="T111" style:family="text">
      <style:text-properties style:font-name="TeX Gyre Bonum"/>
    </style:style>
    <style:style style:name="T112" style:family="text">
      <style:text-properties style:font-name="TeX Gyre Pagella"/>
    </style:style>
    <style:style style:name="T113" style:family="text">
      <style:text-properties style:font-name="TeX Gyre Schola" fo:font-style="normal" fo:font-weight="normal" style:font-style-asian="normal" style:font-weight-asian="normal" style:font-style-complex="normal" style:font-weight-complex="normal"/>
    </style:style>
    <style:style style:name="T114" style:family="text">
      <style:text-properties style:font-name="TeX Gyre Schola" fo:font-style="normal" fo:font-weight="normal" officeooo:rsid="001b4257" style:font-style-asian="normal" style:font-weight-asian="normal" style:font-style-complex="normal" style:font-weight-complex="normal"/>
    </style:style>
    <style:style style:name="T115" style:family="text">
      <style:text-properties officeooo:rsid="00490d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54">Western </text:span><text:span text:style-name="T52">Transport Fonts since 1750</text:span> <text:note text:id="ftn1" text:note-class="endnote"><text:note-citation>i</text:note-citation><text:note-body><text:p text:style-name="Endnote"><text:span text:style-name="T65">General s</text:span>ources (all accessed 1-2 March 2020): Wikipedia pages on the individual typefaces and font families, the History of Western typography, and <text:span text:style-name="T65">t</text:span>he Vox-ATypI classification; <text:s/>https://typefoundry.blogspot.com/2007/02/scotch-roman.html; https://en.wikipedia.org/wiki/File:Redford_%26_Robins_-_poster_-_Google_Art_Project.jpg; https://fontsinuse.com/typefaces/6802/eckmann, https://www.rmweb.co.uk/community/index.php?/topic/70193-sbb-station-nameboards-font-and-colour/; https://wiki.archlinux.org/index.php/Metric-compatible_fonts#Generic_Families</text:p></text:note-body></text:note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2">Era</text:p>
          </table:table-cell>
          <table:table-cell table:style-name="Table1.A1" office:value-type="string">
            <text:p text:style-name="P21">Typeface Genre <text:span text:style-name="T42">and Examples</text:span></text:p>
          </table:table-cell>
          <table:table-cell table:style-name="Table1.A1" office:value-type="string">
            <text:p text:style-name="P21">Commercial Fonts</text:p>
          </table:table-cell>
          <table:table-cell table:style-name="Table1.A1" office:value-type="string">
            <text:p text:style-name="P21">Libre Fonts</text:p>
          </table:table-cell>
          <table:table-cell table:style-name="Table1.E1" office:value-type="string">
            <text:p text:style-name="P23">Transport <text:span text:style-name="T64">Usage</text:span></text:p>
          </table:table-cell>
        </table:table-row>
        <table:table-row>
          <table:table-cell table:style-name="Table1.A2" office:value-type="string">
            <text:p text:style-name="P33">Late 18<text:span text:style-name="T1">th</text:span> century, Anglo<text:span text:style-name="T55">sphere</text:span>; <text:span text:style-name="T10">revived early 20</text:span><text:span text:style-name="T3">th</text:span><text:span text:style-name="T10"> century</text:span></text:p>
          </table:table-cell>
          <table:table-cell table:style-name="Table1.A2" office:value-type="string">
            <text:p text:style-name="P25">Old style</text:p>
            <text:p text:style-name="P33">William Caslon 1734 (Great Primer Roman, English Roman, <text:span text:style-name="T6">Old Face</text:span>)</text:p>
            <text:p text:style-name="P34">Frederick Goudy (<text:span text:style-name="T11">Kennerley Old Style 1911-24, </text:span>Goudy Old Style 1915)</text:p>
            <text:p text:style-name="P36">Plantin (1913)</text:p>
            <text:p text:style-name="P38">Garamond (1923)</text:p>
            <text:p text:style-name="P36">Bembo (1929)</text:p>
            <text:p text:style-name="P81">Fairfield (1940)</text:p>
            <text:p text:style-name="P36">Palatino (1949)</text:p>
            <text:p text:style-name="P43">Beware ‘Caslon Antique’, no connection</text:p>
          </table:table-cell>
          <table:table-cell table:style-name="Table1.A2" office:value-type="string">
            <text:p text:style-name="P43">Adobe Caslon</text:p>
            <text:p text:style-name="P38">Adobe Garamond (1989)</text:p>
            <text:p text:style-name="P38">Book Antiqua <text:span text:style-name="T34">(cf. Palatino)</text:span></text:p>
            <text:p text:style-name="P45">Calisto MT</text:p>
            <text:p text:style-name="P43">Imprint MT</text:p>
            <text:p text:style-name="P43">LTC Caslon <text:span text:style-name="T12">(</text:span>2005<text:span text:style-name="T12">)</text:span></text:p>
            <text:p text:style-name="P69">Palatino <text:span text:style-name="T25">¶</text:span></text:p>
            <text:p text:style-name="P45">Palatino <text:span text:style-name="T34">Linotype (1999)</text:span></text:p>
            <text:p text:style-name="P43">William Caslon Text <text:span text:style-name="T12">(</text:span>2010<text:span text:style-name="T12">)</text:span></text:p>
            <text:p text:style-name="P41">Beware eccentric ITC Garamond</text:p>
          </table:table-cell>
          <table:table-cell table:style-name="Table1.A2" office:value-type="string">
            <text:p text:style-name="P38">Cormorant [revival, cf. Garamond]</text:p>
            <text:p text:style-name="P47"><text:span text:style-name="T68">Essays 1743</text:span><text:note text:id="ftn2" text:note-class="endnote"><text:note-citation>ii</text:note-citation><text:note-body><text:p text:style-name="P6">Available here: https://www.thibault.org/fonts/essays/</text:p></text:note-body></text:note></text:p>
            <text:p text:style-name="P35"><text:span text:style-name="T69">Fanwood</text:span><text:note text:id="ftn3" text:note-class="endnote"><text:note-citation>iii</text:note-citation><text:note-body><text:p text:style-name="P12">Available here: https://github.com/theleagueof/fanwood</text:p></text:note-body></text:note> <text:span text:style-name="T99">[cf. Fairfield]</text:span></text:p>
            <text:p text:style-name="P48"><text:span text:style-name="T91">Goudy Blackletter 1911</text:span><text:note text:id="ftn4" text:note-class="endnote"><text:note-citation>iv</text:note-citation><text:note-body><text:p text:style-name="Endnote"><text:span text:style-name="T11">Available here: </text:span>https://github.com/theleagueof/goudy-bookletter-1911</text:p></text:note-body></text:note></text:p>
            <text:p text:style-name="P67">Nimbus P052 / <text:span text:style-name="T34">Palladio </text:span><text:span text:style-name="T25">¶ </text:span><text:span text:style-name="T29">[</text:span><text:span text:style-name="T28">cf. Palatino</text:span><text:span text:style-name="T29">]</text:span></text:p>
            <text:p text:style-name="P97"><text:span text:style-name="T94">Sorts Mill Goudy</text:span><text:note text:id="ftn5" text:note-class="endnote"><text:note-citation>v</text:note-citation><text:note-body><text:p text:style-name="P5">Available here: https://github.com/theleagueof/sorts-mill-goudy</text:p></text:note-body></text:note></text:p>
            <text:p text:style-name="P94"><text:span text:style-name="T112">TeX Gyre Pagella</text:span> € [cf. Palatino]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3">Late 18<text:span text:style-name="T1">th</text:span> century, Europe</text:p>
          </table:table-cell>
          <table:table-cell table:style-name="Table1.A2" office:value-type="string">
            <text:p text:style-name="P49"><text:span text:style-name="T52">Transitional </text:span>/ baroque</text:p>
            <text:p text:style-name="P33">John Baskerville 1772</text:p>
            <text:p text:style-name="P51"/>
          </table:table-cell>
          <table:table-cell table:style-name="Table1.A2" office:value-type="string">
            <text:p text:style-name="P52">Bookman [some forms] <text:span text:style-name="T25">¶</text:span></text:p>
            <text:p text:style-name="P45">Bulmer</text:p>
            <text:p text:style-name="P51">Cambria</text:p>
            <text:p text:style-name="P55">Monotype Baskerville</text:p>
            <text:p text:style-name="P50"><text:span text:style-name="T84">Times New Roman </text:span><text:span text:style-name="T85">(</text:span><text:span text:style-name="T84">1932</text:span><text:span text:style-name="T85">)</text:span><text:span text:style-name="T12"> <text:s/>[between old-style &amp; this] </text:span><text:span text:style-name="T25">¶</text:span></text:p>
          </table:table-cell>
          <table:table-cell table:style-name="Table1.A2" office:value-type="string">
            <text:p text:style-name="P55">Bitstream Cyberbit #</text:p>
            <text:p text:style-name="P51">Charis SIL</text:p>
            <text:p text:style-name="P51"><text:span text:style-name="T70">Liberation Serif</text:span><text:span text:style-name="T1"><text:note-ref text:note-class="endnote" text:reference-format="text" text:ref-name="ftn17">xvii</text:note-ref></text:span></text:p>
            <text:p text:style-name="P56"><text:span text:style-name="T71">Libre Baskerville</text:span><text:note text:id="ftn6" text:note-class="endnote"><text:note-citation>vi</text:note-citation><text:note-body><text:p text:style-name="P3">Available here: https://github.com/impallari/Libre-Baskerville</text:p></text:note-body></text:note></text:p>
            <text:p text:style-name="P83">Linux Libertine</text:p>
            <text:p text:style-name="P66">Nimbus Roman <text:span text:style-name="T25">¶</text:span></text:p>
            <text:p text:style-name="P94"><text:span text:style-name="T107">T</text:span><text:span text:style-name="T106">eX Gyre Termes</text:span><text:span text:style-name="T24"> € [cf. Times New Roman]</text:span>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57">1810s <text:span text:style-name="T7">onwards</text:span></text:p>
          </table:table-cell>
          <table:table-cell table:style-name="Table1.A2" office:value-type="string">
            <text:p text:style-name="P57"><text:span text:style-name="T52">Slab serif</text:span> <text:s/>/ Egyptian / <text:span text:style-name="T6">Egyptienne / antique [except in France] / Ionic/ mechanistic </text:span></text:p>
            <text:p text:style-name="P58">[for display<text:note text:id="ftn7" text:note-class="endnote"><text:note-citation>vii</text:note-citation><text:note-body><text:p text:style-name="P9">See this LBSCR poster: https://en.wikipedia.org/wiki/File:Croydon_Central_Station_3.jpg</text:p></text:note-body></text:note> <text:span text:style-name="T7">and small print</text:span>]</text:p>
            <text:p text:style-name="P57">Robert Besley (Clarendon 1845)</text:p>
            <text:p text:style-name="P58">Vincent Figgins (antique)</text:p>
            <text:p text:style-name="P44">Beware of ‘French Clarendon’ / ‘reverse-contrast’ as used in ‘Wild West’ wanted posters</text:p>
          </table:table-cell>
          <table:table-cell table:style-name="Table1.A2" office:value-type="string">
            <text:p text:style-name="P57">Belizio <text:span text:style-name="T12">(</text:span>1998<text:span text:style-name="T12">)</text:span></text:p>
            <text:p text:style-name="P57">Clarendon </text:p>
            <text:p text:style-name="P57">Consort</text:p>
            <text:p text:style-name="P57">Egizio</text:p>
            <text:p text:style-name="P57">Haas Clarendon Bold</text:p>
            <text:p text:style-name="P57">Linotype Excelsior</text:p>
            <text:p text:style-name="P57">Linotype Ionic No.5 <text:span text:style-name="T97">(1</text:span>922<text:span text:style-name="T12">)</text:span></text:p>
            <text:p text:style-name="P57">Monotype Modern</text:p>
            <text:p text:style-name="P57">Sentinel <text:span text:style-name="T12">(</text:span>2009<text:span text:style-name="T12">)</text:span></text:p>
          </table:table-cell>
          <table:table-cell table:style-name="Table1.A2" office:value-type="string">
            <text:p text:style-name="P80"><text:span text:style-name="T72">Trocchi (2013)</text:span><text:note text:id="ftn8" text:note-class="endnote"><text:note-citation>viii</text:note-citation><text:note-body><text:p text:style-name="P13">Available here: https://fonts.google.com/specimen/Trocchi. Donations to the family of the late Vernon Adams (designer) can be made here: http://sansoxygen.com/donate/</text:p></text:note-body></text:note></text:p>
          </table:table-cell>
          <table:table-cell table:style-name="Table1.E2" office:value-type="string">
            <text:p text:style-name="P43">Great Western Railway:</text:p>
            <text:p text:style-name="P43">Swindon Egyptian.</text:p>
            <text:p text:style-name="P43">US National Park Service: Claw Clarendon Bold;</text:p>
            <text:p text:style-name="P43">NPS Rawlinson Roadway <text:span text:style-name="T34">[arguably old style?]</text:span>.</text:p>
          </table:table-cell>
        </table:table-row>
        <text:soft-page-break/>
        <table:table-row>
          <table:table-cell table:style-name="Table1.A2" office:value-type="string">
            <text:p text:style-name="P33">Early 19<text:span text:style-name="T1">th</text:span> century, Anglo<text:span text:style-name="T55">sphere</text:span></text:p>
          </table:table-cell>
          <table:table-cell table:style-name="Table1.A2" office:value-type="string">
            <text:p text:style-name="P21">Modern <text:span text:style-name="T67">r</text:span>oman</text:p>
            <text:p text:style-name="P57"><text:span text:style-name="T63">[</text:span>Dominant in 1820s<text:span text:style-name="T63">]</text:span></text:p>
            <text:p text:style-name="P59">Miller &amp; Richard (Pica No. 2 1813)</text:p>
          </table:table-cell>
          <table:table-cell table:style-name="Table1.A2" office:value-type="string">
            <text:p text:style-name="P84">See Modernised old style below</text:p>
          </table:table-cell>
          <table:table-cell table:style-name="Table1.A2" office:value-type="string">
            <text:p text:style-name="P84">See Modernised old style below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51">1810s to 1850s, continental Europe</text:p>
          </table:table-cell>
          <table:table-cell table:style-name="Table1.A2" office:value-type="string">
            <text:p text:style-name="P49"><text:span text:style-name="T52">Didone</text:span> / modern</text:p>
            <text:p text:style-name="P33">Giambattista Bodoni</text:p>
            <text:p text:style-name="P33">Didot family <text:span text:style-name="T35">(1784-1811)</text:span></text:p>
            <text:p text:style-name="P33">William Bulmer 1786</text:p>
            <text:p text:style-name="P51">Scotch Modern</text:p>
            <text:p text:style-name="P59">Modern Face</text:p>
          </table:table-cell>
          <table:table-cell table:style-name="Table1.A2" office:value-type="string">
            <text:p text:style-name="P33">Bodoni</text:p>
            <text:p text:style-name="P49">Century </text:p>
            <text:p text:style-name="P33"><text:span text:style-name="T35">Linotype </text:span>Didot</text:p>
          </table:table-cell>
          <table:table-cell table:style-name="Table1.A2" office:value-type="string">
            <text:p text:style-name="P49">Computer Modern (?)</text:p>
            <text:p text:style-name="P60"><text:span text:style-name="T73">Libre Bodoni</text:span><text:note text:id="ftn9" text:note-class="endnote"><text:note-citation>ix</text:note-citation><text:note-body><text:p text:style-name="P1">Available here: https://github.com/impallari/Libre-Bodoni</text:p></text:note-body></text:note></text:p>
          </table:table-cell>
          <table:table-cell table:style-name="Table1.E2" office:value-type="string">
            <text:p text:style-name="P76">1839 Bradshaw’s <text:span text:style-name="T61">timetable text</text:span></text:p>
          </table:table-cell>
        </table:table-row>
        <table:table-row>
          <table:table-cell table:style-name="Table1.A2" office:value-type="string">
            <text:p text:style-name="P57">1860s – 1910s, Anglo<text:span text:style-name="T55">sphere</text:span>; <text:span text:style-name="T13">early 20</text:span><text:span text:style-name="T4">th</text:span><text:span text:style-name="T13"> century, USA; revived 1960s – 1970s, USA</text:span></text:p>
          </table:table-cell>
          <table:table-cell table:style-name="Table1.A2" office:value-type="string">
            <text:p text:style-name="P57"><text:span text:style-name="T53">Modernised o</text:span><text:span text:style-name="T52">ld style</text:span> [for running text]</text:p>
            <text:p text:style-name="P59">Miller &amp; Richard (Old Style, Old Roman, Dryden [for OUP use])</text:p>
            <text:p text:style-name="P53">Scotch Roman</text:p>
            <text:p text:style-name="P73">Old Style Antique ~1869</text:p>
            <text:p text:style-name="P59">[Intended as a revival of 1820s Miller &amp; Richard but <text:span text:style-name="T63">authenticity disputed</text:span>]</text:p>
          </table:table-cell>
          <table:table-cell table:style-name="Table1.A2" office:value-type="string">
            <text:p text:style-name="P74">Bookman Old Style</text:p>
            <text:p text:style-name="P54"><text:span text:style-name="T55">[similar] </text:span><text:span text:style-name="T82">Georgia </text:span><text:span text:style-name="T83">(1996)</text:span> *</text:p>
            <text:p text:style-name="P54"><text:span text:style-name="T55">[similar] </text:span>Miller <text:span text:style-name="T55">(1997)</text:span></text:p>
            <text:p text:style-name="P59">Monotype Old Style</text:p>
            <text:p text:style-name="P53">Scotch Roman</text:p>
          </table:table-cell>
          <table:table-cell table:style-name="Table1.A2" office:value-type="string">
            <text:p text:style-name="P89"><text:span text:style-name="T25">P</text:span><text:span text:style-name="T24">layfair Display (2015)</text:span><text:span text:style-name="T48"><text:note text:id="ftn10" text:note-class="endnote"><text:note-citation>x</text:note-citation><text:note-body><text:p text:style-name="P14">Available here: https://github.com/clauseggers/Playfair-Display</text:p></text:note-body></text:note></text:span></text:p>
            <text:p text:style-name="P94"><text:span text:style-name="T111">TeX Gyre Bonum</text:span> € [cf. Bookman]</text:p>
            <text:p text:style-name="P67"><text:span text:style-name="T64">URW </text:span>Bookman <text:span text:style-name="T64">L</text:span> <text:span text:style-name="T25">¶</text:span>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77">1880s – 1980s </text:p>
          </table:table-cell>
          <table:table-cell table:style-name="Table1.A2" office:value-type="string">
            <text:p text:style-name="P30">Typewriter<text:span text:style-name="T61">s</text:span></text:p>
          </table:table-cell>
          <table:table-cell table:style-name="Table1.A2" office:value-type="string">
            <text:p text:style-name="P62"><text:span text:style-name="T75">Courier / </text:span><text:span text:style-name="T76">Courier </text:span><text:span text:style-name="T75">New (1956)</text:span> * <text:span text:style-name="T25">¶</text:span></text:p>
          </table:table-cell>
          <table:table-cell table:style-name="Table1.A2" office:value-type="string">
            <text:p text:style-name="P88"><text:span text:style-name="T74">Liberation Mono</text:span><text:span text:style-name="T5"><text:note-ref text:note-class="endnote" text:reference-format="text" text:ref-name="ftn17">xvii</text:note-ref></text:span></text:p>
            <text:p text:style-name="P96">Nimbus Mono (1996) <text:span text:style-name="T25">¶</text:span></text:p>
            <text:p text:style-name="P94"><text:span text:style-name="T109">T</text:span><text:span text:style-name="T108">eX Gyre Cursor</text:span><text:span text:style-name="T24"> €</text:span>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57">Since 1890s</text:p>
          </table:table-cell>
          <table:table-cell table:style-name="Table1.A2" office:value-type="string">
            <text:p text:style-name="P28">Art nouveau</text:p>
            <text:p text:style-name="P86">Eckmann (1900)</text:p>
          </table:table-cell>
          <table:table-cell table:style-name="Table1.A2" office:value-type="string">
            <text:p text:style-name="P57">Eckmann <text:span text:style-name="T60">(1998)</text:span></text:p>
          </table:table-cell>
          <table:table-cell table:style-name="Table1.A2" office:value-type="string">
            <text:p text:style-name="P32"/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10" office:value-type="string">
            <text:p text:style-name="P63">Late 19<text:span text:style-name="T1">th</text:span> century – 1910s, Germany</text:p>
          </table:table-cell>
          <table:table-cell table:style-name="Table1.A10" office:value-type="string">
            <text:p text:style-name="P31">Grotesque</text:p>
            <text:p text:style-name="P63">Akzidenz-Grotesk (1898)</text:p>
            <text:p text:style-name="P39">Monotype Grotesque (early 1920s)</text:p>
          </table:table-cell>
          <table:table-cell table:style-name="Table1.A10" office:value-type="string">
            <text:p text:style-name="P65">[similar] <text:span text:style-name="T77">Trebuchet MS (1996)</text:span> *</text:p>
          </table:table-cell>
          <table:table-cell table:style-name="Table1.A10" office:value-type="string">
            <text:p text:style-name="P32"/>
          </table:table-cell>
          <table:table-cell table:style-name="Table1.E10" office:value-type="string">
            <text:p text:style-name="P32"/>
          </table:table-cell>
        </table:table-row>
        <table:table-row>
          <table:table-cell table:style-name="Table1.A10" office:value-type="string">
            <text:p text:style-name="P45">19<text:span text:style-name="T1">th</text:span> century; <text:span text:style-name="T8">early 20</text:span><text:span text:style-name="T2">th</text:span><text:span text:style-name="T8">;</text:span> <text:span text:style-name="T8">since 1940s</text:span></text:p>
          </table:table-cell>
          <table:table-cell table:style-name="Table1.A10" office:value-type="string">
            <text:p text:style-name="P24">Grotesque <text:span text:style-name="T62">[revival]</text:span></text:p>
            <text:p text:style-name="P56">Morris Fuller Benton (Franklin Gothic 1902, News Gothic 1908)</text:p>
          </table:table-cell>
          <table:table-cell table:style-name="Table1.A10" office:value-type="string">
            <text:p text:style-name="P56">CG Alternate Gothic #3</text:p>
            <text:p text:style-name="P45">Headline</text:p>
            <text:p text:style-name="P45">Monotype Grotesque</text:p>
            <text:p text:style-name="P56">Beware: ITC Franklin Gothic</text:p>
          </table:table-cell>
          <table:table-cell table:style-name="Table1.A10" office:value-type="string">
            <text:p text:style-name="P56"><text:span text:style-name="T92">League Gothic</text:span><text:note text:id="ftn11" text:note-class="endnote"><text:note-citation>xi</text:note-citation><text:note-body><text:p text:style-name="P4">Available here: https://github.com/theleagueof/league-gothic</text:p></text:note-body></text:note></text:p>
            <text:p text:style-name="P56"><text:span text:style-name="T95">Libre Franklin</text:span><text:note text:id="ftn12" text:note-class="endnote"><text:note-citation>xii</text:note-citation><text:note-body><text:p text:style-name="P3">Available here: https://github.com/impallari/Libre-Franklin</text:p></text:note-body></text:note></text:p>
            <text:p text:style-name="P56">Oswald</text:p>
          </table:table-cell>
          <table:table-cell table:style-name="Table1.E10" office:value-type="string">
            <text:p text:style-name="P56">Malaysian <text:span text:style-name="T65">r</text:span>ailway <text:span text:style-name="T65">signs</text:span>: Franklin Gothic</text:p>
          </table:table-cell>
        </table:table-row>
        <table:table-row>
          <table:table-cell table:style-name="Table1.A10" office:value-type="string">
            <text:p text:style-name="P63">Late 1920s <text:soft-page-break/>onwards</text:p>
          </table:table-cell>
          <table:table-cell table:style-name="Table1.A10" office:value-type="string">
            <text:p text:style-name="P24">Geometric</text:p>
            <text:p text:style-name="P70"><text:soft-page-break/>Erbar (1926)</text:p>
            <text:p text:style-name="P70">Futura (1927)</text:p>
            <text:p text:style-name="P36">ITC Avant Garde (1974-77)</text:p>
          </table:table-cell>
          <table:table-cell table:style-name="Table1.A10" office:value-type="string">
            <text:p text:style-name="P68">Century Gothic</text:p>
            <text:p text:style-name="P45"><text:soft-page-break/>Futura</text:p>
            <text:p text:style-name="P69">ITC Avant Garde Gothic <text:span text:style-name="T59">(1974-77)</text:span> <text:span text:style-name="T25">¶</text:span></text:p>
            <text:p text:style-name="P48">Spartan (1939)</text:p>
          </table:table-cell>
          <table:table-cell table:style-name="Table1.A10" office:value-type="string">
            <text:p text:style-name="P78"><text:span text:style-name="T93">League Spartan</text:span><text:note text:id="ftn13" text:note-class="endnote"><text:note-citation>xiii</text:note-citation><text:note-body><text:p text:style-name="P11">Available here: https://github.com/theleagueof/league-spartan</text:p></text:note-body></text:note></text:p>
            <text:p text:style-name="P94"><text:soft-page-break/><text:span text:style-name="T110">TeX Gyre Adventor</text:span> € [cf. Avant Garde]</text:p>
            <text:p text:style-name="P37">URW Gothic L <text:span text:style-name="T25">¶</text:span></text:p>
          </table:table-cell>
          <table:table-cell table:style-name="Table1.E10" office:value-type="string">
            <text:p text:style-name="P70">Italian railway signs; <text:soft-page-break/>Swissair advertising, Toronto subway: Futura</text:p>
          </table:table-cell>
        </table:table-row>
        <table:table-row>
          <table:table-cell table:style-name="Table1.A13" office:value-type="string">
            <text:p text:style-name="P79"><text:span text:style-name="T67">1940s – </text:span>1960s</text:p>
          </table:table-cell>
          <table:table-cell table:style-name="Table1.A13" office:value-type="string">
            <text:p text:style-name="P85">Disputed <text:span text:style-name="T47">†</text:span></text:p>
            <text:p text:style-name="P29"><text:span text:style-name="T39">Century Schoolbook </text:span><text:span text:style-name="T40">(1919)</text:span></text:p>
          </table:table-cell>
          <table:table-cell table:style-name="Table1.A13" office:value-type="string">
            <text:p text:style-name="P66">Century Schoolbook <text:span text:style-name="T25">¶</text:span></text:p>
          </table:table-cell>
          <table:table-cell table:style-name="Table1.A13" office:value-type="string">
            <text:p text:style-name="P66">New Century Schoolbook / C059 <text:span text:style-name="T25">¶</text:span><text:span text:style-name="T26"> </text:span></text:p>
            <text:p text:style-name="P94"><text:span text:style-name="T114">T</text:span><text:span text:style-name="T113">eX Gyre Schola</text:span><text:span text:style-name="T24"> €</text:span></text:p>
          </table:table-cell>
          <table:table-cell table:style-name="Table1.E13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><text:span text:style-name="T36">Mid-</text:span>20<text:span text:style-name="T1">th</text:span> century</text:p>
          </table:table-cell>
          <table:table-cell table:style-name="Table1.A2" office:value-type="string">
            <text:p text:style-name="P25">Antiqua</text:p>
            <text:p text:style-name="P34">Vojtěch Preissig (Preissig Antiqua 1923-25)<text:line-break/>Zapf Renaissance Antiqua (1984–87<text:span text:style-name="T36">)</text:span>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83"><text:span text:style-name="T96">Inknut Antiqua (2014)</text:span><text:note text:id="ftn14" text:note-class="endnote"><text:note-citation>xiv</text:note-citation><text:note-body><text:p text:style-name="P14">Available here: https://github.com/clauseggers/Inknut-Antiqua</text:p></text:note-body></text:note>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10" office:value-type="string">
            <text:p text:style-name="P45"><text:span text:style-name="T36">Mid-</text:span>20<text:span text:style-name="T1">th</text:span> century</text:p>
          </table:table-cell>
          <table:table-cell table:style-name="Table1.A10" office:value-type="string">
            <text:p text:style-name="P24">Humanist</text:p>
            <text:p text:style-name="P27"><text:span text:style-name="T39">Gill Sans </text:span><text:span text:style-name="T41">(1928)</text:span></text:p>
            <text:p text:style-name="P87">Adrian Frutiger (Roissy 1972, Frutiger 1976)</text:p>
          </table:table-cell>
          <table:table-cell table:style-name="Table1.A10" office:value-type="string">
            <text:p text:style-name="P38">Frutiger</text:p>
            <text:p text:style-name="P45">Gill Sans</text:p>
            <text:p text:style-name="P38">Granby</text:p>
            <text:p text:style-name="P38">Johnston</text:p>
            <text:p text:style-name="P45">Optima</text:p>
            <text:p text:style-name="P65">Segoe (2004)</text:p>
            <text:p text:style-name="P65"><text:span text:style-name="T77">Trebuchet MS (1996) </text:span>*</text:p>
            <text:p text:style-name="P73"><text:span text:style-name="T78">Verdana </text:span><text:span text:style-name="T79">(1996)</text:span><text:span text:style-name="T57"> *</text:span></text:p>
          </table:table-cell>
          <table:table-cell table:style-name="Table1.A10" office:value-type="string">
            <text:p text:style-name="P90">Bitstream Vera <text:span text:style-name="T50">•</text:span></text:p>
            <text:p text:style-name="P91"><text:span text:style-name="T101">G</text:span><text:span text:style-name="T100">illius ADF No2 (2010)</text:span><text:span text:style-name="T49"> @ [cf. Gill Sans]</text:span></text:p>
            <text:p text:style-name="P40"><text:span text:style-name="T88">DejaVu Sans</text:span> <text:span text:style-name="T50">•</text:span></text:p>
            <text:p text:style-name="P74"><text:span text:style-name="T80">Junction</text:span><text:note text:id="ftn15" text:note-class="endnote"><text:note-citation>xv</text:note-citation><text:note-body><text:p text:style-name="P5">Available here: https://github.com/theleagueof/junction</text:p></text:note-body></text:note></text:p>
            <text:p text:style-name="P38">Railway Sans <text:span text:style-name="T51">‡</text:span></text:p>
          </table:table-cell>
          <table:table-cell table:style-name="Table1.E10" office:value-type="string">
            <text:p text:style-name="P71">Amtrak, BART, NY Port, Swiss road signs: Frutiger</text:p>
            <text:p text:style-name="P70">CDG airport: Roissy</text:p>
            <text:p text:style-name="P72">LNER, <text:span text:style-name="T37">British Railways</text:span>: Gill Sans<text:note text:id="ftn16" text:note-class="endnote"><text:note-citation>xvi</text:note-citation><text:note-body><text:p text:style-name="P8">See this BR leaflet : https://en.wikipedia.org/wiki/File:ChesterfieldMPHandbill1950.jpg<text:line-break/>And this LNER menu: https://en.wikipedia.org/wiki/File:National_Railway_Museum_LNER_Royal_Station_Hotel_York_Menu_Breakfast_12th_January_1940.jpg</text:p></text:note-body></text:note></text:p>
            <text:p text:style-name="P38">London Transport; British Road Services: Johnston.</text:p>
          </table:table-cell>
        </table:table-row>
        <table:table-row>
          <table:table-cell table:style-name="Table1.A10" office:value-type="string">
            <text:p text:style-name="P64">1950s – 1960s</text:p>
          </table:table-cell>
          <table:table-cell table:style-name="Table1.A10" office:value-type="string">
            <text:p text:style-name="P45"><text:span text:style-name="T52">Neo-grotesque</text:span> / realist / <text:span text:style-name="T38">Swiss international style</text:span></text:p>
            <text:p text:style-name="P64">Haas Foundry (Helvetica 1957-61)</text:p>
            <text:p text:style-name="P64">Adrian Frutiger (Univers 1957)</text:p>
            <text:p text:style-name="P63">Kinneir &amp; Calvert (Motorway 1958, Transport 1963, Rail Alphabet 1965)</text:p>
            <text:p text:style-name="P65">Impact (1965)</text:p>
          </table:table-cell>
          <table:table-cell table:style-name="Table1.A10" office:value-type="string">
            <text:p text:style-name="P42"><text:span text:style-name="T86">Arial</text:span> <text:span text:style-name="T58">(1982) </text:span>*</text:p>
            <text:p text:style-name="P82"><text:span text:style-name="T87">Arial Black</text:span> *</text:p>
            <text:p text:style-name="P46">Helvetica <text:span text:style-name="T25">¶</text:span></text:p>
            <text:p text:style-name="P65"><text:span text:style-name="T81">Impact </text:span>*</text:p>
            <text:p text:style-name="P63">NR Brunel (1999)</text:p>
          </table:table-cell>
          <table:table-cell table:style-name="Table1.A10" office:value-type="string">
            <text:p text:style-name="P38">Liberation Sans<text:note text:id="ftn17" text:note-class="endnote"><text:note-citation>xvii</text:note-citation><text:note-body><text:p text:style-name="P7">Available here: hhttps://github.com/liberationfonts/liberation-sans-narrow</text:p></text:note-body></text:note> <text:span text:style-name="T115">[used for this table]</text:span></text:p>
            <text:p text:style-name="P17"><text:span text:style-name="T15">Nimbus Sans / </text:span><text:span text:style-name="T16">A030</text:span><text:span text:style-name="T14"> </text:span><text:span text:style-name="T25">¶</text:span></text:p>
            <text:p text:style-name="P92"><text:span text:style-name="T98">Raleway</text:span><text:note text:id="ftn18" text:note-class="endnote"><text:note-citation>xviii</text:note-citation><text:note-body><text:p text:style-name="P2">Available here: https://github.com/impallari/Raleway</text:p></text:note-body></text:note> <text:span text:style-name="T9">[for display]</text:span></text:p>
            <text:p text:style-name="P91"><text:span text:style-name="T105">TeX Gyre Heros</text:span> <text:span text:style-name="T102">€ </text:span><text:span text:style-name="T103">[cf. </text:span><text:span text:style-name="T104">Arial &amp; </text:span><text:span text:style-name="T103">Helvetica]</text:span></text:p>
          </table:table-cell>
          <table:table-cell table:style-name="Table1.E10" office:value-type="string">
            <text:p text:style-name="P63">British Rail; DSB: Rail Alphabet</text:p>
            <text:p text:style-name="P63"><text:span text:style-name="T65">UK</text:span> road signs: Motorway, Transport</text:p>
            <text:p text:style-name="P63">Railtrack; Network Rail: NR Brunel</text:p>
            <text:p text:style-name="P75">SBB: Helvetica<text:note text:id="ftn19" text:note-class="endnote"><text:note-citation>xix</text:note-citation><text:note-body><text:p text:style-name="P10">SBB’s own font files may not be distributed, but are available here for their contractors: https://company.sbb.ch/content/dam/internet/corporate/de/ueber-die-sbb/markenportal/Grafikdateien-SBB-Font.zip.sbbdownload.zip</text:p></text:note-body></text:note></text:p>
          </table:table-cell>
        </table:table-row>
        <table:table-row>
          <table:table-cell table:style-name="Table1.A10" office:value-type="string">
            <text:p text:style-name="P36">21<text:span text:style-name="T1">st</text:span> century</text:p>
          </table:table-cell>
          <table:table-cell table:style-name="Table1.A10" office:value-type="string">
            <text:p text:style-name="P26">Screen display</text:p>
          </table:table-cell>
          <table:table-cell table:style-name="Table1.A10" office:value-type="string">
            <text:p text:style-name="P61"><text:span text:style-name="T89">Andal</text:span><text:span text:style-name="T90">é</text:span><text:span text:style-name="T89"> Mono</text:span> (1993) *</text:p>
            <text:p text:style-name="P36">Calibri (2007) </text:p>
          </table:table-cell>
          <table:table-cell table:style-name="Table1.A10" office:value-type="string">
            <text:p text:style-name="P36">Carlito (2013)</text:p>
          </table:table-cell>
          <table:table-cell table:style-name="Table1.E10" office:value-type="string">
            <text:p text:style-name="P32"/>
          </table:table-cell>
        </table:table-row>
      </table:table>
      <text:p text:style-name="P20"/>
      <text:p text:style-name="P19"><text:soft-page-break/><text:span text:style-name="T44">Libre fonts are available under the SIL Open Font Licence (OFL, </text:span><text:span text:style-name="T46">available at https://scripts.sil.org/cms/scripts/page.php?site_id=nrsi&amp;id=OFL</text:span><text:span text:style-name="T44">) unless noted otherwise.</text:span><text:span text:style-name="T43"> * =</text:span><text:span text:style-name="T45"> </text:span><text:span text:style-name="T44">Microsoft </text:span><text:span text:style-name="T43">Core Fonts for the Web. </text:span><text:span text:style-name="T50">•</text:span><text:span text:style-name="T56"> </text:span><text:span text:style-name="T66">Sui generis</text:span><text:span text:style-name="T17"> licence that is similar to the OFL. </text:span><text:span text:style-name="T18"># Non-commercial use </text:span><text:span text:style-name="T19">only</text:span><text:span text:style-name="T18">. </text:span><text:span text:style-name="T25">¶ </text:span><text:span text:style-name="T27">Core font for Post</text:span><text:span text:style-name="T29">S</text:span><text:span text:style-name="T27">cript (commercial) or Ghost</text:span><text:span text:style-name="T29">S</text:span><text:span text:style-name="T27">cript (libre); the latter have been released at various times under the ‘Aladdin Free Public License’, GPL, and Affero GPL (with font exception)</text:span><text:span text:style-name="T20">. <text:s/></text:span><text:span text:style-name="T32">†</text:span><text:span text:style-name="T33"> V</text:span><text:span text:style-name="T20">ariously described as Didoni, Scotch Roman &amp; transitional.</text:span><text:span text:style-name="T14"> ‡ </text:span><text:span text:style-name="T21">Supposedly open source, but the original Github repository and blogpost have been wiped, suggesting the creator was concerned about legal action. </text:span><text:span text:style-name="T22">@ Font available under the GNU General Public Licence (GPL) with font exception. € Font available under the GUST Font Licence (http://www.gust.org.pl/projects/e-foundry/licenses). These fonts have been adapted from those generously offered to the GhostScript project by the U</text:span><text:span text:style-name="T23">R</text:span><text:span text:style-name="T22">W++ </text:span><text:span text:style-name="T23">type foundry</text:span><text:span text:style-name="T22"> (https://www.urwtype.com/en/). </text:span><text:span text:style-name="T21"><text:s/></text:span><text:span text:style-name="T30">Grey background</text:span><text:span text:style-name="T31"> indicates sans serif genres. 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s Sans" svg:font-family="'Liberations Sans'" style:font-family-generic="swiss"/>
    <style:font-face style:name="Andale Mono" svg:font-family="'Andale Mono'" style:font-pitch="fixed"/>
    <style:font-face style:name="TeX Gyre Cursor" svg:font-family="'TeX Gyre Cursor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Essays1743" svg:font-family="Essays1743" style:font-pitch="variable"/>
    <style:font-face style:name="Fanwood" svg:font-family="Fanwood" style:font-pitch="variable"/>
    <style:font-face style:name="Gillius ADF No2" svg:font-family="'Gillius ADF No2'" style:font-pitch="variable"/>
    <style:font-face style:name="Goudy Bookletter 1911" svg:font-family="'Goudy Bookletter 1911'" style:font-pitch="variable"/>
    <style:font-face style:name="Inknut Antiqua" svg:font-family="'Inknut Antiqua'" style:font-pitch="variable"/>
    <style:font-face style:name="Junction" svg:font-family="Junction" style:font-pitch="variable"/>
    <style:font-face style:name="League Spartan" svg:font-family="'League Spartan'" style:font-pitch="variable"/>
    <style:font-face style:name="Libre Baskerville" svg:font-family="'Libre Baskerville'" style:font-pitch="variable"/>
    <style:font-face style:name="Libre Bodoni v2002" svg:font-family="'Libre Bodoni v2002'" style:font-pitch="variable"/>
    <style:font-face style:name="Libre Franklin" svg:font-family="'Libre Franklin'" style:font-pitch="variable"/>
    <style:font-face style:name="OFL Sorts Mill Goudy" svg:font-family="'OFL Sorts Mill Goudy'" style:font-pitch="variable"/>
    <style:font-face style:name="Playfair Display" svg:font-family="'Playfair Display'" style:font-pitch="variable"/>
    <style:font-face style:name="Playfair Display SC" svg:font-family="'Playfair Display SC'" style:font-pitch="variable"/>
    <style:font-face style:name="Raleway" svg:font-family="Raleway" style:font-pitch="variable"/>
    <style:font-face style:name="TeX Gyre Adventor" svg:font-family="'TeX Gyre Adventor'" style:font-pitch="variable"/>
    <style:font-face style:name="TeX Gyre Bonum" svg:font-family="'TeX Gyre Bonum'" style:font-pitch="variable"/>
    <style:font-face style:name="TeX Gyre Heros" svg:font-family="'TeX Gyre Heros'" style:font-pitch="variable"/>
    <style:font-face style:name="TeX Gyre Pagella" svg:font-family="'TeX Gyre Pagella'" style:font-pitch="variable"/>
    <style:font-face style:name="TeX Gyre Schola" svg:font-family="'TeX Gyre Schola'" style:font-pitch="variable"/>
    <style:font-face style:name="TeX Gyre Termes" svg:font-family="'TeX Gyre Termes'" style:font-pitch="variable"/>
    <style:font-face style:name="Trocchi" svg:font-family="Trocch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League Gothic" svg:font-family="'League Gothic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8:53:12.070300861</meta:creation-date>
    <dc:date>2020-03-09T19:34:16.595740008</dc:date>
    <meta:editing-duration>PT3H25M55S</meta:editing-duration>
    <meta:editing-cycles>44</meta:editing-cycles>
    <meta:generator>LibreOffice/6.0.7.3$Linux_X86_64 LibreOffice_project/00m0$Build-3</meta:generator>
    <meta:print-date>2020-03-05T16:10:48.695183753</meta:print-date>
    <meta:document-statistic meta:table-count="1" meta:image-count="0" meta:object-count="0" meta:page-count="5" meta:paragraph-count="215" meta:word-count="972" meta:character-count="7732" meta:non-whitespace-character-count="6958"/>
  </office:meta>
</office:document-meta>
</file>